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2.898in"/>
    </style:style>
    <style:style style:name="co3" style:family="table-column">
      <style:table-column-properties fo:break-before="auto" style:column-width="0.6571in"/>
    </style:style>
    <style:style style:name="co4" style:family="table-column">
      <style:table-column-properties fo:break-before="auto" style:column-width="11.5929in"/>
    </style:style>
    <style:style style:name="co5" style:family="table-column">
      <style:table-column-properties fo:break-before="auto" style:column-width="1.300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X_colum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row table:style-name="ro1">
          <table:table-cell/>
          <table:table-cell office:value-type="string" calcext:value-type="string">
            <text:p>colum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enumerations</text:p>
          </table:table-cell>
          <table:table-cell office:value-type="string" calcext:value-type="string">
            <text:p>num_enumerations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.ashrae_iecc_climate_zone_2004_2_a_split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3C|2A - FL, GA, AL, MS|3B|5A|2A - TX, LA|4A|3A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.bathroom_spot_vent_hour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Hour5|Hour0|Hour20|Hour18|Hour22|Hour16|Hour21|Hour4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Bedroom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.bedrooms</text:p>
          </table:table-cell>
          <table:table-cell office:value-type="string" calcext:value-type="string">
            <text:p>int64</text:p>
          </table:table-cell>
          <table:table-cell office:value-type="string" calcext:value-type="string">
            <text:p>4|2|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.building_america_climate_zon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Marine|Hot-Humid|Hot-Dry|Cold|Mixed-Humid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F5]=&quot;Yes&quot;;[.G4]*[.E5];[.G4]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.ceiling_fan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Standard Efficiency|None|Standard Efficiency, No usage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F6]=&quot;Yes&quot;;[.G5]*[.E6];[.G5]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.clothes_dryer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Electric|None|G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ybe</text:p>
          </table:table-cell>
          <table:table-cell table:formula="of:=IF([.F7]=&quot;Yes&quot;;[.G6]*[.E7];[.G6])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.clothes_dryer_usage_level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100% Usage|80% Usage|120% Usage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F8]=&quot;Yes&quot;;[.G7]*[.E8];[.G7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n.clothes_washer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Standard|None|EnergyStar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F9]=&quot;Yes&quot;;[.G8]*[.E9];[.G8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.clothes_washer_presenc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Yes|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ybe</text:p>
          </table:table-cell>
          <table:table-cell table:formula="of:=IF([.F10]=&quot;Yes&quot;;[.G9]*[.E10];[.G9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.clothes_washer_usage_level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100% Usage|80% Usage|120% Usage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F11]=&quot;Yes&quot;;[.G10]*[.E11];[.G10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n.cooking_rang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Electric Resistance|Gas|Propa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formula="of:=IF([.F12]=&quot;Yes&quot;;[.G11]*[.E12];[.G11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.cooking_range_usage_level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100% Usage|80% Usage|120% Usage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F13]=&quot;Yes&quot;;[.G12]*[.E13];[.G12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n.cooling_setpoint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75F|70F|68F|72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ybe</text:p>
          </table:table-cell>
          <table:table-cell table:formula="of:=IF([.F14]=&quot;Yes&quot;;[.G13]*[.E14];[.G13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n.cooling_setpoint_has_offset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No|Yes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F15]=&quot;Yes&quot;;[.G14]*[.E15];[.G14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.cooling_setpoint_offset_magnitud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0F|5F|2F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F16]=&quot;Yes&quot;;[.G15]*[.E16];[.G15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n.cooling_setpoint_offset_perio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None|Night Setback -2h|Night Setback -1h|Night Setback +1h|Night Setback|Night Setup -3h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F17]=&quot;Yes&quot;;[.G16]*[.E17];[.G16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n.corridor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Not Applicable|Double-Loaded Interior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F18]=&quot;Yes&quot;;[.G17]*[.E18];[.G17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n.county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G0600530|G1301310|G0600370|G1801770|G0100030|G4802010|G3700230|G1900570|G2400370|G130135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F19]=&quot;Yes&quot;;[.G18]*[.E19];[.G18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n.dishwasher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318 Rated kWh|290 Rated kWh|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ybe</text:p>
          </table:table-cell>
          <table:table-cell table:formula="of:=IF([.F20]=&quot;Yes&quot;;[.G19]*[.E20];[.G19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n.duct_location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Vented Crawlspace|Garage|Living Space|Heated Basement|Vented Attic|Unheated Basement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F21]=&quot;Yes&quot;;[.G20]*[.E21];[.G20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n.geometry_attic_typ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Vented Attic|None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F22]=&quot;Yes&quot;;[.G21]*[.E22];[.G21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n.geometry_building_horizontal_location_mf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None|Left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F23]=&quot;Yes&quot;;[.G22]*[.E23];[.G22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n.geometry_building_horizontal_location_sfa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24]=&quot;Yes&quot;;[.G23]*[.E24];[.G23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n.geometry_building_level_mf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None|Top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F25]=&quot;Yes&quot;;[.G24]*[.E25];[.G24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n.geometry_building_number_units_mf</text:p>
          </table:table-cell>
          <table:table-cell office:value-type="string" calcext:value-type="string">
            <text:p>int64</text:p>
          </table:table-cell>
          <table:table-cell office:value-type="string" calcext:value-type="string">
            <text:p>0|36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F26]=&quot;Yes&quot;;[.G25]*[.E26];[.G25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n.geometry_building_number_units_sfa</text:p>
          </table:table-cell>
          <table:table-cell office:value-type="string" calcext:value-type="string">
            <text:p>int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27]=&quot;Yes&quot;;[.G26]*[.E27];[.G26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n.geometry_building_type_acs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Single-Family Detached|20 to 49 Un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formula="of:=IF([.F28]=&quot;Yes&quot;;[.G27]*[.E28];[.G27]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n.geometry_building_type_height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Single-Family Detached|Multifamily with 5+ units, 1-3 stories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F29]=&quot;Yes&quot;;[.G28]*[.E29];[.G28]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n.geometry_floor_area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3000-3999|1500-1999|1000-1499|500-749|2500-2999|2000-2499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F30]=&quot;Yes&quot;;[.G29]*[.E30];[.G29]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n.geometry_foundation_typ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Vented Crawlspace|Slab|Heated Basement|Unheated Basement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F31]=&quot;Yes&quot;;[.G30]*[.E31];[.G30]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n.geometry_garag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2 Car|None|3 Car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F32]=&quot;Yes&quot;;[.G31]*[.E32];[.G31]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n.geometry_stories</text:p>
          </table:table-cell>
          <table:table-cell office:value-type="string" calcext:value-type="string">
            <text:p>int64</text:p>
          </table:table-cell>
          <table:table-cell office:value-type="string" calcext:value-type="string">
            <text:p>1|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formula="of:=IF([.F33]=&quot;Yes&quot;;[.G32]*[.E33];[.G32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n.geometry_stories_low_ris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1|2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F34]=&quot;Yes&quot;;[.G33]*[.E34];[.G33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n.geometry_wall_exterior_finish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Vinyl, Light|Wood, Medium/Dark|Stucco, Light|Brick, Medium/Dark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F35]=&quot;Yes&quot;;[.G34]*[.E35];[.G34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n.geometry_wall_typ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Wood Fram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36]=&quot;Yes&quot;;[.G35]*[.E36];[.G35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n.has_pv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37]=&quot;Yes&quot;;[.G36]*[.E37];[.G36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n.heating_fuel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Electricity|Natural Gas|Propane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F38]=&quot;Yes&quot;;[.G37]*[.E38];[.G37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n.heating_setpoint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65F|55F|60F|72F|75F|70F|68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ybe</text:p>
          </table:table-cell>
          <table:table-cell table:formula="of:=IF([.F39]=&quot;Yes&quot;;[.G38]*[.E39];[.G38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.heating_setpoint_has_offset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Yes|No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F40]=&quot;Yes&quot;;[.G39]*[.E40];[.G39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n.heating_setpoint_offset_magnitud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12F|3F|6F|0F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F41]=&quot;Yes&quot;;[.G40]*[.E41];[.G40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.heating_setpoint_offset_perio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Night +1h|Night|Night -4h|None|Night +2h|Night -1h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F42]=&quot;Yes&quot;;[.G41]*[.E42];[.G41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.hot_water_fixtures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100% Usage|50% Usage|200% Usage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F43]=&quot;Yes&quot;;[.G42]*[.E43];[.G42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in.household_has_tribal_persons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No|Not Available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F44]=&quot;Yes&quot;;[.G43]*[.E44];[.G43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n.hvac_cooling_efficiency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ucted Heat Pump|AC, SEER 10|AC, SEER 13|None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F45]=&quot;Yes&quot;;[.G44]*[.E45];[.G44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n.hvac_cooling_partial_space_conditioning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100% Conditioned|None|60% Conditioned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F46]=&quot;Yes&quot;;[.G45]*[.E46];[.G45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in.hvac_cooling_typ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ucted Heat Pump|Central AC|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formula="of:=IF([.F47]=&quot;Yes&quot;;[.G46]*[.E47];[.G46])"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in.hvac_has_ducts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48]=&quot;Yes&quot;;[.G47]*[.E48];[.G47])"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in.hvac_has_shared_system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49]=&quot;Yes&quot;;[.G48]*[.E49];[.G48])"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in.hvac_has_zonal_electric_heating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50]=&quot;Yes&quot;;[.G49]*[.E50];[.G49])"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in.hvac_heating_efficiency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ASHP|Fuel Furnace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F51]=&quot;Yes&quot;;[.G50]*[.E51];[.G50])"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in.hvac_heating_typ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ucted Heat Pump|Ducted Heating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F52]=&quot;Yes&quot;;[.G51]*[.E52];[.G51])"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in.hvac_heating_type_and_fuel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Electricity ASHP|Natural Gas Fuel Furnace|Propane Fuel Furna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formula="of:=IF([.F53]=&quot;Yes&quot;;[.G52]*[.E53];[.G52])" office:value-type="float" office:value="324" calcext:value-type="float">
            <text:p>324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in.hvac_shared_efficiencies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54]=&quot;Yes&quot;;[.G53]*[.E54];[.G53])" office:value-type="float" office:value="324" calcext:value-type="float">
            <text:p>324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in.infiltration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4 ACH50|10 ACH50|15 ACH50|20 ACH50|40 ACH50|25 ACH50|8 ACH50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[.F55]=&quot;Yes&quot;;[.G54]*[.E55];[.G54])" office:value-type="float" office:value="324" calcext:value-type="float">
            <text:p>324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in.insulation_ceiling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R-30|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formula="of:=IF([.F56]=&quot;Yes&quot;;[.G55]*[.E56];[.G55])" office:value-type="float" office:value="648" calcext:value-type="float">
            <text:p>648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in.insulation_floor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Uninsulated|None|Ceiling R-19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F57]=&quot;Yes&quot;;[.G56]*[.E57];[.G56])" office:value-type="float" office:value="648" calcext:value-type="float">
            <text:p>648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in.insulation_foundation_wall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Uninsulated|None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F58]=&quot;Yes&quot;;[.G57]*[.E58];[.G57])" office:value-type="float" office:value="648" calcext:value-type="float">
            <text:p>648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in.insulation_rim_joist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Uninsulated|None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F59]=&quot;Yes&quot;;[.G58]*[.E59];[.G58])" office:value-type="float" office:value="648" calcext:value-type="float">
            <text:p>648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in.insulation_roof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Unfinished, Uninsulated|Finished, R-19|Finished, R-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formula="of:=IF([.F60]=&quot;Yes&quot;;[.G59]*[.E60];[.G59])" office:value-type="float" office:value="1944" calcext:value-type="float">
            <text:p>1944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in.insulation_slab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None|2ft R5 Under, Horizontal|2ft R5 Perimeter, Vertical|Uninsulated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F61]=&quot;Yes&quot;;[.G60]*[.E61];[.G60])" office:value-type="float" office:value="1944" calcext:value-type="float">
            <text:p>1944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in.lighting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100% LED|100% CFL|100% Incandesc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formula="of:=IF([.F62]=&quot;Yes&quot;;[.G61]*[.E62];[.G61])" office:value-type="float" office:value="5832" calcext:value-type="float">
            <text:p>5832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in.misc_extra_refrigerator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None|EF 17.6|EF 15.9|EF 6.7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F63]=&quot;Yes&quot;;[.G62]*[.E63];[.G62])" office:value-type="float" office:value="5832" calcext:value-type="float">
            <text:p>5832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in.misc_freezer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EF 12, National Average|None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F64]=&quot;Yes&quot;;[.G63]*[.E64];[.G63])" office:value-type="float" office:value="5832" calcext:value-type="float">
            <text:p>5832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in.misc_gas_fireplac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65]=&quot;Yes&quot;;[.G64]*[.E65];[.G64])" office:value-type="float" office:value="5832" calcext:value-type="float">
            <text:p>5832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in.misc_gas_grill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None|Gas Grill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F66]=&quot;Yes&quot;;[.G65]*[.E66];[.G65])" office:value-type="float" office:value="5832" calcext:value-type="float">
            <text:p>5832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in.misc_gas_lighting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67]=&quot;Yes&quot;;[.G66]*[.E67];[.G66])" office:value-type="float" office:value="5832" calcext:value-type="float">
            <text:p>5832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in.misc_hot_tub_spa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68]=&quot;Yes&quot;;[.G67]*[.E68];[.G67])" office:value-type="float" office:value="5832" calcext:value-type="float">
            <text:p>583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in.misc_pool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None|Has Pool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F69]=&quot;Yes&quot;;[.G68]*[.E69];[.G68])" office:value-type="float" office:value="5832" calcext:value-type="float">
            <text:p>5832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in.misc_pool_heater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None|Electricity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F70]=&quot;Yes&quot;;[.G69]*[.E70];[.G69])" office:value-type="float" office:value="5832" calcext:value-type="float">
            <text:p>5832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in.misc_pool_pump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None|1.0 HP Pump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F71]=&quot;Yes&quot;;[.G70]*[.E71];[.G70])" office:value-type="float" office:value="5832" calcext:value-type="float">
            <text:p>5832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in.misc_well_pump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72]=&quot;Yes&quot;;[.G71]*[.E72];[.G71])" office:value-type="float" office:value="5832" calcext:value-type="float">
            <text:p>583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in.neighbors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Left/Right at 15ft|27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F73]=&quot;Yes&quot;;[.G72]*[.E73];[.G72])" office:value-type="float" office:value="5832" calcext:value-type="float">
            <text:p>583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in.occupants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2|0|1|3|4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F74]=&quot;Yes&quot;;[.G73]*[.E74];[.G73])" office:value-type="float" office:value="5832" calcext:value-type="float">
            <text:p>5832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in.pv_system_siz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75]=&quot;Yes&quot;;[.G74]*[.E75];[.G74])" office:value-type="float" office:value="5832" calcext:value-type="float">
            <text:p>583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in.radiant_barrier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No|None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F76]=&quot;Yes&quot;;[.G75]*[.E76];[.G75])" office:value-type="float" office:value="5832" calcext:value-type="float">
            <text:p>583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in.range_spot_vent_hour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Hour10|Hour9|Hour18|Hour13|Hour20|Hour19|Hour21|Hour17</text:p>
          </table:table-cell>
          <table:table-cell office:value-type="float" office:value="8" calcext:value-type="float">
            <text:p>8</text:p>
          </table:table-cell>
          <table:table-cell/>
          <table:table-cell table:formula="of:=IF([.F77]=&quot;Yes&quot;;[.G76]*[.E77];[.G76])" office:value-type="float" office:value="5832" calcext:value-type="float">
            <text:p>5832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in.refrigerator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EF 19.9|EF 21.9|EF 17.6|EF 15.9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F78]=&quot;Yes&quot;;[.G77]*[.E78];[.G77])" office:value-type="float" office:value="5832" calcext:value-type="float">
            <text:p>5832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in.refrigerator_usage_level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100% Usage|95% Usage|105% Usage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F79]=&quot;Yes&quot;;[.G78]*[.E79];[.G78])" office:value-type="float" office:value="5832" calcext:value-type="float">
            <text:p>583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in.roof_material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Composition Shingles|Asphalt Shingles, Medium|Metal, Dark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F80]=&quot;Yes&quot;;[.G79]*[.E80];[.G79])" office:value-type="float" office:value="5832" calcext:value-type="float">
            <text:p>5832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in.stat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CA|GA|IN|AL|TX|NC|IA|MD</text:p>
          </table:table-cell>
          <table:table-cell office:value-type="float" office:value="8" calcext:value-type="float">
            <text:p>8</text:p>
          </table:table-cell>
          <table:table-cell/>
          <table:table-cell table:formula="of:=IF([.F81]=&quot;Yes&quot;;[.G80]*[.E81];[.G80])" office:value-type="float" office:value="5832" calcext:value-type="float">
            <text:p>5832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in.tenur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Owner|Not Available|Renter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F82]=&quot;Yes&quot;;[.G81]*[.E82];[.G81])" office:value-type="float" office:value="5832" calcext:value-type="float">
            <text:p>5832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in.usage_level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Medium|Low|High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F83]=&quot;Yes&quot;;[.G82]*[.E83];[.G82])" office:value-type="float" office:value="5832" calcext:value-type="float">
            <text:p>5832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in.vacancy_status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Occupied|Vacant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F84]=&quot;Yes&quot;;[.G83]*[.E84];[.G83])" office:value-type="float" office:value="5832" calcext:value-type="float">
            <text:p>5832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in.vintag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1960s|1980s|2000s|&lt;1940|1950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formula="of:=IF([.F85]=&quot;Yes&quot;;[.G84]*[.E85];[.G84])" office:value-type="float" office:value="29160" calcext:value-type="float">
            <text:p>29160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n.water_heater_efficiency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Natural Gas Premium|Natural Gas Standard|Electric Premium|Electric Stand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formula="of:=IF([.F86]=&quot;Yes&quot;;[.G85]*[.E86];[.G85])" office:value-type="float" office:value="116640" calcext:value-type="float">
            <text:p>116640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in.water_heater_fuel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Natural Gas|Electricity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F87]=&quot;Yes&quot;;[.G86]*[.E87];[.G86])" office:value-type="float" office:value="116640" calcext:value-type="float">
            <text:p>116640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in.water_heater_in_unit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88]=&quot;Yes&quot;;[.G87]*[.E88];[.G87])" office:value-type="float" office:value="116640" calcext:value-type="float">
            <text:p>116640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in.window_areas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F15 B15 L15 R15|F12 B12 L12 R12|F9 B9 L9 R9|F18 B18 L18 R18|F6 B6 L6 R6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F89]=&quot;Yes&quot;;[.G88]*[.E89];[.G88])" office:value-type="float" office:value="116640" calcext:value-type="float">
            <text:p>116640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in.windows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ouble, Low-E, Non-metal, Air, M-Gain|Single, Clear, Metal|Double, Clear, Metal, Air|Single, Clear, Non-metal, Exterior Clear Storm|Single, Clear, Non-metal|Double, Clear, Non-metal, Ai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table:formula="of:=IF([.F90]=&quot;Yes&quot;;[.G89]*[.E90];[.G89])" office:value-type="float" office:value="699840" calcext:value-type="float">
            <text:p>699840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in.duct_leakag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20% Leakage|30% Leakage|0% Leakage|10% Leakage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F91]=&quot;Yes&quot;;[.G90]*[.E91];[.G90])" office:value-type="float" office:value="699840" calcext:value-type="float">
            <text:p>699840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in.duct_insulation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Uninsulated|R-4|R-6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F92]=&quot;Yes&quot;;[.G91]*[.E92];[.G91])" office:value-type="float" office:value="699840" calcext:value-type="float">
            <text:p>699840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in.wall_typ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Wood Stud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93]=&quot;Yes&quot;;[.G92]*[.E93];[.G92])" office:value-type="float" office:value="699840" calcext:value-type="float">
            <text:p>699840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in.wall_insulation_rating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Uninsulated|R-11|R-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formula="of:=IF([.F94]=&quot;Yes&quot;;[.G93]*[.E94];[.G93])" office:value-type="float" office:value="2099520" calcext:value-type="float">
            <text:p>2099520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in.orientation_northness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North|Southwest|West|Northeast|South|Northwest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F95]=&quot;Yes&quot;;[.G94]*[.E95];[.G94])" office:value-type="float" office:value="2099520" calcext:value-type="float">
            <text:p>2099520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in.orientation_eastness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North|Southwest|West|Northeast|South|Northwest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F96]=&quot;Yes&quot;;[.G95]*[.E96];[.G95])" office:value-type="float" office:value="2099520" calcext:value-type="float">
            <text:p>2099520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in.pv_orientation_northness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97]=&quot;Yes&quot;;[.G96]*[.E97];[.G96])" office:value-type="float" office:value="2099520" calcext:value-type="float">
            <text:p>2099520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in.pv_orientation_eastness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98]=&quot;Yes&quot;;[.G97]*[.E98];[.G97])" office:value-type="float" office:value="2099520" calcext:value-type="float">
            <text:p>2099520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Num Samples Each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Num Counties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Num Measures</text:p>
          </table:table-cell>
          <table:table-cell office:value-type="float" office:value="260" calcext:value-type="float">
            <text:p>26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G98]*[.G101]*[.G102]*[.G103]" office:value-type="float" office:value="16376256000000" calcext:value-type="float">
            <text:p>163762560000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17T15:49:13.923454872</dc:date>
    <meta:editing-duration>PT4H43M4S</meta:editing-duration>
    <meta:editing-cycles>2</meta:editing-cycles>
    <meta:generator>LibreOffice/7.3.7.2$Linux_X86_64 LibreOffice_project/30$Build-2</meta:generator>
    <meta:document-statistic meta:table-count="1" meta:cell-count="614" meta:object-count="0"/>
  </office:meta>
</office:document-meta>
</file>